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2827826738" calcext:value-type="float">
            <text:p>72827826738</text:p>
          </table:table-cell>
          <table:table-cell office:value-type="string" calcext:value-type="string">
            <text:p>milissegundos</text:p>
          </table:table-cell>
          <table:table-cell office:value-type="float" office:value="72827" calcext:value-type="float">
            <text:p>728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2958111219" calcext:value-type="float">
            <text:p>72958111219</text:p>
          </table:table-cell>
          <table:table-cell office:value-type="string" calcext:value-type="string">
            <text:p>milissegundos</text:p>
          </table:table-cell>
          <table:table-cell office:value-type="float" office:value="72958" calcext:value-type="float">
            <text:p>72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244946495" calcext:value-type="float">
            <text:p>73244946495</text:p>
          </table:table-cell>
          <table:table-cell office:value-type="string" calcext:value-type="string">
            <text:p>milissegundos</text:p>
          </table:table-cell>
          <table:table-cell office:value-type="float" office:value="73244" calcext:value-type="float">
            <text:p>73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02369934" calcext:value-type="float">
            <text:p>73002369934</text:p>
          </table:table-cell>
          <table:table-cell office:value-type="string" calcext:value-type="string">
            <text:p>milissegundos</text:p>
          </table:table-cell>
          <table:table-cell office:value-type="float" office:value="73002" calcext:value-type="float">
            <text:p>73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79386227" calcext:value-type="float">
            <text:p>73079386227</text:p>
          </table:table-cell>
          <table:table-cell office:value-type="string" calcext:value-type="string">
            <text:p>milissegundos</text:p>
          </table:table-cell>
          <table:table-cell office:value-type="float" office:value="73079" calcext:value-type="float">
            <text:p>730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223196959" calcext:value-type="float">
            <text:p>73223196959</text:p>
          </table:table-cell>
          <table:table-cell office:value-type="string" calcext:value-type="string">
            <text:p>milissegundos</text:p>
          </table:table-cell>
          <table:table-cell office:value-type="float" office:value="73223" calcext:value-type="float">
            <text:p>732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102101452" calcext:value-type="float">
            <text:p>73102101452</text:p>
          </table:table-cell>
          <table:table-cell office:value-type="string" calcext:value-type="string">
            <text:p>milissegundos</text:p>
          </table:table-cell>
          <table:table-cell office:value-type="float" office:value="73102" calcext:value-type="float">
            <text:p>73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46741417" calcext:value-type="float">
            <text:p>73046741417</text:p>
          </table:table-cell>
          <table:table-cell office:value-type="string" calcext:value-type="string">
            <text:p>milissegundos</text:p>
          </table:table-cell>
          <table:table-cell office:value-type="float" office:value="73046" calcext:value-type="float">
            <text:p>730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243792640" calcext:value-type="float">
            <text:p>73243792640</text:p>
          </table:table-cell>
          <table:table-cell office:value-type="string" calcext:value-type="string">
            <text:p>milissegundos</text:p>
          </table:table-cell>
          <table:table-cell office:value-type="float" office:value="73243" calcext:value-type="float">
            <text:p>732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00506197" calcext:value-type="float">
            <text:p>73000506197</text:p>
          </table:table-cell>
          <table:table-cell office:value-type="string" calcext:value-type="string">
            <text:p>milissegundos</text:p>
          </table:table-cell>
          <table:table-cell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290901139" calcext:value-type="float">
            <text:p>73290901139</text:p>
          </table:table-cell>
          <table:table-cell office:value-type="string" calcext:value-type="string">
            <text:p>milissegundos</text:p>
          </table:table-cell>
          <table:table-cell office:value-type="float" office:value="73290" calcext:value-type="float">
            <text:p>732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376065554" calcext:value-type="float">
            <text:p>73376065554</text:p>
          </table:table-cell>
          <table:table-cell office:value-type="string" calcext:value-type="string">
            <text:p>milissegundos</text:p>
          </table:table-cell>
          <table:table-cell office:value-type="float" office:value="73376" calcext:value-type="float">
            <text:p>73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239907859" calcext:value-type="float">
            <text:p>73239907859</text:p>
          </table:table-cell>
          <table:table-cell office:value-type="string" calcext:value-type="string">
            <text:p>milissegundos</text:p>
          </table:table-cell>
          <table:table-cell office:value-type="float" office:value="73239" calcext:value-type="float">
            <text:p>732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309653428" calcext:value-type="float">
            <text:p>73309653428</text:p>
          </table:table-cell>
          <table:table-cell office:value-type="string" calcext:value-type="string">
            <text:p>milissegundos</text:p>
          </table:table-cell>
          <table:table-cell office:value-type="float" office:value="73309" calcext:value-type="float">
            <text:p>73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12084194" calcext:value-type="float">
            <text:p>73012084194</text:p>
          </table:table-cell>
          <table:table-cell office:value-type="string" calcext:value-type="string">
            <text:p>milissegundos</text:p>
          </table:table-cell>
          <table:table-cell office:value-type="float" office:value="73012" calcext:value-type="float">
            <text:p>73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56220193" calcext:value-type="float">
            <text:p>73056220193</text:p>
          </table:table-cell>
          <table:table-cell office:value-type="string" calcext:value-type="string">
            <text:p>milissegundos</text:p>
          </table:table-cell>
          <table:table-cell office:value-type="float" office:value="73056" calcext:value-type="float">
            <text:p>730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336672542" calcext:value-type="float">
            <text:p>73336672542</text:p>
          </table:table-cell>
          <table:table-cell office:value-type="string" calcext:value-type="string">
            <text:p>milissegundos</text:p>
          </table:table-cell>
          <table:table-cell office:value-type="float" office:value="73336" calcext:value-type="float">
            <text:p>733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113219552" calcext:value-type="float">
            <text:p>73113219552</text:p>
          </table:table-cell>
          <table:table-cell office:value-type="string" calcext:value-type="string">
            <text:p>milissegundos</text:p>
          </table:table-cell>
          <table:table-cell office:value-type="float" office:value="73113" calcext:value-type="float">
            <text:p>731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244775738" calcext:value-type="float">
            <text:p>73244775738</text:p>
          </table:table-cell>
          <table:table-cell office:value-type="string" calcext:value-type="string">
            <text:p>milissegundos</text:p>
          </table:table-cell>
          <table:table-cell office:value-type="float" office:value="73244" calcext:value-type="float">
            <text:p>732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123016631" calcext:value-type="float">
            <text:p>73123016631</text:p>
          </table:table-cell>
          <table:table-cell office:value-type="string" calcext:value-type="string">
            <text:p>milissegundos</text:p>
          </table:table-cell>
          <table:table-cell office:value-type="float" office:value="73123" calcext:value-type="float">
            <text:p>731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181442938" calcext:value-type="float">
            <text:p>73181442938</text:p>
          </table:table-cell>
          <table:table-cell office:value-type="string" calcext:value-type="string">
            <text:p>milissegundos</text:p>
          </table:table-cell>
          <table:table-cell office:value-type="float" office:value="73181" calcext:value-type="float">
            <text:p>731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85547791" calcext:value-type="float">
            <text:p>73085547791</text:p>
          </table:table-cell>
          <table:table-cell office:value-type="string" calcext:value-type="string">
            <text:p>milissegundos</text:p>
          </table:table-cell>
          <table:table-cell office:value-type="float" office:value="73085" calcext:value-type="float">
            <text:p>730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153583303" calcext:value-type="float">
            <text:p>73153583303</text:p>
          </table:table-cell>
          <table:table-cell office:value-type="string" calcext:value-type="string">
            <text:p>milissegundos</text:p>
          </table:table-cell>
          <table:table-cell office:value-type="float" office:value="73153" calcext:value-type="float">
            <text:p>731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309528448" calcext:value-type="float">
            <text:p>73309528448</text:p>
          </table:table-cell>
          <table:table-cell office:value-type="string" calcext:value-type="string">
            <text:p>milissegundos</text:p>
          </table:table-cell>
          <table:table-cell office:value-type="float" office:value="73309" calcext:value-type="float">
            <text:p>733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267136590" calcext:value-type="float">
            <text:p>73267136590</text:p>
          </table:table-cell>
          <table:table-cell office:value-type="string" calcext:value-type="string">
            <text:p>milissegundos</text:p>
          </table:table-cell>
          <table:table-cell office:value-type="float" office:value="73267" calcext:value-type="float">
            <text:p>732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68697268" calcext:value-type="float">
            <text:p>73068697268</text:p>
          </table:table-cell>
          <table:table-cell office:value-type="string" calcext:value-type="string">
            <text:p>milissegundos</text:p>
          </table:table-cell>
          <table:table-cell office:value-type="float" office:value="73068" calcext:value-type="float">
            <text:p>730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83482748" calcext:value-type="float">
            <text:p>73083482748</text:p>
          </table:table-cell>
          <table:table-cell office:value-type="string" calcext:value-type="string">
            <text:p>milissegundos</text:p>
          </table:table-cell>
          <table:table-cell office:value-type="float" office:value="73083" calcext:value-type="float">
            <text:p>730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790755480" calcext:value-type="float">
            <text:p>73790755480</text:p>
          </table:table-cell>
          <table:table-cell office:value-type="string" calcext:value-type="string">
            <text:p>milissegundos</text:p>
          </table:table-cell>
          <table:table-cell office:value-type="float" office:value="73790" calcext:value-type="float">
            <text:p>737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155430697" calcext:value-type="float">
            <text:p>73155430697</text:p>
          </table:table-cell>
          <table:table-cell office:value-type="string" calcext:value-type="string">
            <text:p>milissegundos</text:p>
          </table:table-cell>
          <table:table-cell office:value-type="float" office:value="73155" calcext:value-type="float">
            <text:p>731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261255741" calcext:value-type="float">
            <text:p>73261255741</text:p>
          </table:table-cell>
          <table:table-cell office:value-type="string" calcext:value-type="string">
            <text:p>milissegundos</text:p>
          </table:table-cell>
          <table:table-cell office:value-type="float" office:value="73261" calcext:value-type="float">
            <text:p>732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61508977" calcext:value-type="float">
            <text:p>73061508977</text:p>
          </table:table-cell>
          <table:table-cell office:value-type="string" calcext:value-type="string">
            <text:p>milissegundos</text:p>
          </table:table-cell>
          <table:table-cell office:value-type="float" office:value="73061" calcext:value-type="float">
            <text:p>730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172515224" calcext:value-type="float">
            <text:p>73172515224</text:p>
          </table:table-cell>
          <table:table-cell office:value-type="string" calcext:value-type="string">
            <text:p>milissegundos</text:p>
          </table:table-cell>
          <table:table-cell office:value-type="float" office:value="73172" calcext:value-type="float">
            <text:p>731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420064175" calcext:value-type="float">
            <text:p>73420064175</text:p>
          </table:table-cell>
          <table:table-cell office:value-type="string" calcext:value-type="string">
            <text:p>milissegundos</text:p>
          </table:table-cell>
          <table:table-cell office:value-type="float" office:value="73420" calcext:value-type="float">
            <text:p>734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65567722" calcext:value-type="float">
            <text:p>73065567722</text:p>
          </table:table-cell>
          <table:table-cell office:value-type="string" calcext:value-type="string">
            <text:p>milissegundos</text:p>
          </table:table-cell>
          <table:table-cell office:value-type="float" office:value="73065" calcext:value-type="float">
            <text:p>730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2972906354" calcext:value-type="float">
            <text:p>72972906354</text:p>
          </table:table-cell>
          <table:table-cell office:value-type="string" calcext:value-type="string">
            <text:p>milissegundos</text:p>
          </table:table-cell>
          <table:table-cell office:value-type="float" office:value="72972" calcext:value-type="float">
            <text:p>729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2988648584" calcext:value-type="float">
            <text:p>72988648584</text:p>
          </table:table-cell>
          <table:table-cell office:value-type="string" calcext:value-type="string">
            <text:p>milissegundos</text:p>
          </table:table-cell>
          <table:table-cell office:value-type="float" office:value="72988" calcext:value-type="float">
            <text:p>729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353008692" calcext:value-type="float">
            <text:p>73353008692</text:p>
          </table:table-cell>
          <table:table-cell office:value-type="string" calcext:value-type="string">
            <text:p>milissegundos</text:p>
          </table:table-cell>
          <table:table-cell office:value-type="float" office:value="73353" calcext:value-type="float">
            <text:p>733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329092680" calcext:value-type="float">
            <text:p>73329092680</text:p>
          </table:table-cell>
          <table:table-cell office:value-type="string" calcext:value-type="string">
            <text:p>milissegundos</text:p>
          </table:table-cell>
          <table:table-cell office:value-type="float" office:value="73329" calcext:value-type="float">
            <text:p>733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377531204" calcext:value-type="float">
            <text:p>73377531204</text:p>
          </table:table-cell>
          <table:table-cell office:value-type="string" calcext:value-type="string">
            <text:p>milissegundos</text:p>
          </table:table-cell>
          <table:table-cell office:value-type="float" office:value="73377" calcext:value-type="float">
            <text:p>733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279073407" calcext:value-type="float">
            <text:p>73279073407</text:p>
          </table:table-cell>
          <table:table-cell office:value-type="string" calcext:value-type="string">
            <text:p>milissegundos</text:p>
          </table:table-cell>
          <table:table-cell office:value-type="float" office:value="73279" calcext:value-type="float">
            <text:p>732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145689813" calcext:value-type="float">
            <text:p>73145689813</text:p>
          </table:table-cell>
          <table:table-cell office:value-type="string" calcext:value-type="string">
            <text:p>milissegundos</text:p>
          </table:table-cell>
          <table:table-cell office:value-type="float" office:value="73145" calcext:value-type="float">
            <text:p>731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229302372" calcext:value-type="float">
            <text:p>73229302372</text:p>
          </table:table-cell>
          <table:table-cell office:value-type="string" calcext:value-type="string">
            <text:p>milissegundos</text:p>
          </table:table-cell>
          <table:table-cell office:value-type="float" office:value="73229" calcext:value-type="float">
            <text:p>732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165766358" calcext:value-type="float">
            <text:p>73165766358</text:p>
          </table:table-cell>
          <table:table-cell office:value-type="string" calcext:value-type="string">
            <text:p>milissegundos</text:p>
          </table:table-cell>
          <table:table-cell office:value-type="float" office:value="73165" calcext:value-type="float">
            <text:p>731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252755491" calcext:value-type="float">
            <text:p>73252755491</text:p>
          </table:table-cell>
          <table:table-cell office:value-type="string" calcext:value-type="string">
            <text:p>milissegundos</text:p>
          </table:table-cell>
          <table:table-cell office:value-type="float" office:value="73252" calcext:value-type="float">
            <text:p>732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225700301" calcext:value-type="float">
            <text:p>73225700301</text:p>
          </table:table-cell>
          <table:table-cell office:value-type="string" calcext:value-type="string">
            <text:p>milissegundos</text:p>
          </table:table-cell>
          <table:table-cell office:value-type="float" office:value="73225" calcext:value-type="float">
            <text:p>732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144397713" calcext:value-type="float">
            <text:p>73144397713</text:p>
          </table:table-cell>
          <table:table-cell office:value-type="string" calcext:value-type="string">
            <text:p>milissegundos</text:p>
          </table:table-cell>
          <table:table-cell office:value-type="float" office:value="73144" calcext:value-type="float">
            <text:p>731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73179482" calcext:value-type="float">
            <text:p>73073179482</text:p>
          </table:table-cell>
          <table:table-cell office:value-type="string" calcext:value-type="string">
            <text:p>milissegundos</text:p>
          </table:table-cell>
          <table:table-cell office:value-type="float" office:value="73073" calcext:value-type="float">
            <text:p>730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91131499" calcext:value-type="float">
            <text:p>73091131499</text:p>
          </table:table-cell>
          <table:table-cell office:value-type="string" calcext:value-type="string">
            <text:p>milissegundos</text:p>
          </table:table-cell>
          <table:table-cell office:value-type="float" office:value="73091" calcext:value-type="float">
            <text:p>730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026475511" calcext:value-type="float">
            <text:p>73026475511</text:p>
          </table:table-cell>
          <table:table-cell office:value-type="string" calcext:value-type="string">
            <text:p>milissegundos</text:p>
          </table:table-cell>
          <table:table-cell office:value-type="float" office:value="73026" calcext:value-type="float">
            <text:p>730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73466166934" calcext:value-type="float">
            <text:p>73466166934</text:p>
          </table:table-cell>
          <table:table-cell office:value-type="string" calcext:value-type="string">
            <text:p>milissegundos</text:p>
          </table:table-cell>
          <table:table-cell office:value-type="float" office:value="73466" calcext:value-type="float">
            <text:p>7346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</text:p>
          </table:table-cell>
          <table:table-cell table:formula="of:=AVERAGE([.F1:.F50])" office:value-type="float" office:value="73180.12" calcext:value-type="float">
            <text:p>73180,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vio</text:p>
          </table:table-cell>
          <table:table-cell table:formula="of:=STDEV([.F1];[.F50])" office:value-type="float" office:value="451.841233178204" calcext:value-type="float">
            <text:p>451,8412331782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manh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</text:p>
          </table:table-cell>
          <table:table-cell table:formula="of:=[.F53]/SQRT([.F54])" office:value-type="float" office:value="63.9" calcext:value-type="float">
            <text:p>63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20:40:22.7448018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9:00:58.966026368</meta:creation-date>
    <dc:date>2019-06-07T20:40:39.063952478</dc:date>
    <meta:editing-duration>PT1H15M11S</meta:editing-duration>
    <meta:editing-cycles>6</meta:editing-cycles>
    <meta:generator>LibreOffice/6.0.6.2$Linux_X86_64 LibreOffice_project/00m0$Build-2</meta:generator>
    <meta:document-statistic meta:table-count="1" meta:cell-count="258" meta:object-count="0"/>
  </office:meta>
</office:document-meta>
</file>